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oman-to-integer/" text:style-name="Internet_20_link" text:visited-style-name="Visited_20_Internet_20_Link"><text:span text:style-name="T1">13. Roman to Integer</text:span></text:a></text:p>
      <text:section text:style-name="Sect1" text:name="headlessui-popover-button-:r18:">
        <text:p text:style-name="Standard"/>
      </text:section>
      <text:section text:style-name="Sect1" text:name="headlessui-popover-button-:rr:">
        <text:p text:style-name="Standard"/>
      </text:section>
      <text:p text:style-name="P5">Easy</text:p>
      <text:p text:style-name="P5">11.6K</text:p>
      <text:p text:style-name="P5">670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6">Companies</text:p>
      <text:p text:style-name="P7"><text:span text:style-name="T1">Roman numerals are represented by seven different symbols: </text:span><text:span text:style-name="Source_20_Text"><text:span text:style-name="T2">I</text:span></text:span><text:span text:style-name="T1">, </text:span><text:span text:style-name="Source_20_Text"><text:span text:style-name="T2">V</text:span></text:span><text:span text:style-name="T1">, </text:span><text:span text:style-name="Source_20_Text"><text:span text:style-name="T2">X</text:span></text:span><text:span text:style-name="T1">, </text:span><text:span text:style-name="Source_20_Text"><text:span text:style-name="T2">L</text:span></text:span><text:span text:style-name="T1">, </text:span><text:span text:style-name="Source_20_Text"><text:span text:style-name="T2">C</text:span></text:span><text:span text:style-name="T1">, </text:span><text:span text:style-name="Source_20_Text"><text:span text:style-name="T2">D</text:span></text:span><text:span text:style-name="T1"> and </text:span><text:span text:style-name="Source_20_Text"><text:span text:style-name="T2">M</text:span></text:span><text:span text:style-name="T1">.</text:span></text:p>
      <text:p text:style-name="P4"><text:span text:style-name="Strong_20_Emphasis"><text:span text:style-name="T1">Symbol</text:span></text:span><text:span text:style-name="T1"> <text:s text:c="6"/></text:span><text:span text:style-name="Strong_20_Emphasis"><text:span text:style-name="T1">Value</text:span></text:span></text:p>
      <text:p text:style-name="P2">I <text:s text:c="12"/>1</text:p>
      <text:p text:style-name="P2">V <text:s text:c="12"/>5</text:p>
      <text:p text:style-name="P2">X <text:s text:c="12"/>10</text:p>
      <text:p text:style-name="P2">L <text:s text:c="12"/>50</text:p>
      <text:p text:style-name="P2">C <text:s text:c="12"/>100</text:p>
      <text:p text:style-name="P2">D <text:s text:c="12"/>500</text:p>
      <text:p text:style-name="P1">M <text:s text:c="12"/>1000</text:p>
      <text:p text:style-name="P7"><text:span text:style-name="T1">For example, </text:span><text:span text:style-name="Source_20_Text"><text:span text:style-name="T2">2</text:span></text:span><text:span text:style-name="T1"> is written as </text:span><text:span text:style-name="Source_20_Text"><text:span text:style-name="T2">II</text:span></text:span><text:span text:style-name="T1"> in Roman numeral, just two ones added together. </text:span><text:span text:style-name="Source_20_Text"><text:span text:style-name="T2">12</text:span></text:span><text:span text:style-name="T1"> is written as </text:span><text:span text:style-name="Source_20_Text"><text:span text:style-name="T2">XII</text:span></text:span><text:span text:style-name="T1">, which is simply </text:span><text:span text:style-name="Source_20_Text"><text:span text:style-name="T2">X + II</text:span></text:span><text:span text:style-name="T1">. The number </text:span><text:span text:style-name="Source_20_Text"><text:span text:style-name="T2">27</text:span></text:span><text:span text:style-name="T1"> is written as </text:span><text:span text:style-name="Source_20_Text"><text:span text:style-name="T2">XXVII</text:span></text:span><text:span text:style-name="T1">, which is </text:span><text:span text:style-name="Source_20_Text"><text:span text:style-name="T2">XX + V + II</text:span></text:span><text:span text:style-name="T1">.</text:span></text:p>
      <text:p text:style-name="P7"><text:span text:style-name="T1">Roman numerals are usually written largest to smallest from left to right. However, the numeral for four is not </text:span><text:span text:style-name="Source_20_Text"><text:span text:style-name="T2">IIII</text:span></text:span><text:span text:style-name="T1">. Instead, the number four is written as </text:span><text:span text:style-name="Source_20_Text"><text:span text:style-name="T2">IV</text:span></text:span><text:span text:style-name="T1">. Because the one is before the five we subtract it making four. The same principle applies to the number nine, which is written as </text:span><text:span text:style-name="Source_20_Text"><text:span text:style-name="T2">IX</text:span></text:span><text:span text:style-name="T1">. There are six instances where subtraction is used:</text:span></text:p>
      <text:list xml:id="list3862235315" text:style-name="L1">
        <text:list-item>
          <text:p text:style-name="P8"><text:span text:style-name="Source_20_Text"><text:span text:style-name="T2">I</text:span></text:span><text:span text:style-name="T1"> can be placed before </text:span><text:span text:style-name="Source_20_Text"><text:span text:style-name="T2">V</text:span></text:span><text:span text:style-name="T1"> (5) and </text:span><text:span text:style-name="Source_20_Text"><text:span text:style-name="T2">X</text:span></text:span><text:span text:style-name="T1"> (10) to make 4 and 9. </text:span></text:p>
        </text:list-item>
        <text:list-item>
          <text:p text:style-name="P8"><text:span text:style-name="Source_20_Text"><text:span text:style-name="T2">X</text:span></text:span><text:span text:style-name="T1"> can be placed before </text:span><text:span text:style-name="Source_20_Text"><text:span text:style-name="T2">L</text:span></text:span><text:span text:style-name="T1"> (50) and </text:span><text:span text:style-name="Source_20_Text"><text:span text:style-name="T2">C</text:span></text:span><text:span text:style-name="T1"> (100) to make 40 and 90. </text:span></text:p>
        </text:list-item>
        <text:list-item>
          <text:p text:style-name="P9"><text:span text:style-name="Source_20_Text"><text:span text:style-name="T2">C</text:span></text:span><text:span text:style-name="T1"> can be placed before </text:span><text:span text:style-name="Source_20_Text"><text:span text:style-name="T2">D</text:span></text:span><text:span text:style-name="T1"> (500) and </text:span><text:span text:style-name="Source_20_Text"><text:span text:style-name="T2">M</text:span></text:span><text:span text:style-name="T1"> (1000) to make 400 and 900.</text:span></text:p>
        </text:list-item>
      </text:list>
      <text:p text:style-name="P10">Given a roman numeral, convert it to an integer.</text:p>
      <text:p text:style-name="P10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s = "III"</text:span></text:p>
      <text:p text:style-name="P4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</text:span></text:span><text:span text:style-name="T1"> III = 3.</text:span></text:p>
      <text:p text:style-name="P7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s = "LVIII"</text:span></text:p>
      <text:p text:style-name="P4"><text:span text:style-name="Strong_20_Emphasis"><text:span text:style-name="T1">Output:</text:span></text:span><text:span text:style-name="T1"> 58</text:span></text:p>
      <text:p text:style-name="P3"><text:span text:style-name="Strong_20_Emphasis"><text:span text:style-name="T1">Explanation:</text:span></text:span><text:span text:style-name="T1"> L = 50, V= 5, III = 3.</text:span></text:p>
      <text:p text:style-name="P7"><text:soft-page-break/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1"> s = "MCMXCIV"</text:span></text:p>
      <text:p text:style-name="P4"><text:span text:style-name="Strong_20_Emphasis"><text:span text:style-name="T1">Output:</text:span></text:span><text:span text:style-name="T1"> 1994</text:span></text:p>
      <text:p text:style-name="P3"><text:span text:style-name="Strong_20_Emphasis"><text:span text:style-name="T1">Explanation:</text:span></text:span><text:span text:style-name="T1"> M = 1000, CM = 900, XC = 90 and IV = 4.</text:span></text:p>
      <text:p text:style-name="P10"> </text:p>
      <text:p text:style-name="P7"><text:span text:style-name="Strong_20_Emphasis"><text:span text:style-name="T1">Constraints:</text:span></text:span></text:p>
      <text:list xml:id="list474305766" text:style-name="L2">
        <text:list-item>
          <text:p text:style-name="P11"><text:span text:style-name="Source_20_Text"><text:span text:style-name="T2">1 &lt;= s.length &lt;= 15</text:span></text:span></text:p>
        </text:list-item>
        <text:list-item>
          <text:p text:style-name="P11"><text:span text:style-name="Source_20_Text"><text:span text:style-name="T2">s</text:span></text:span><text:span text:style-name="T1"> contains only the characters </text:span><text:span text:style-name="Source_20_Text"><text:span text:style-name="T2">('I', 'V', 'X', 'L', 'C', 'D', 'M')</text:span></text:span><text:span text:style-name="T1">.</text:span></text:p>
        </text:list-item>
        <text:list-item>
          <text:p text:style-name="P12"><text:span text:style-name="T1">It is </text:span><text:span text:style-name="Strong_20_Emphasis"><text:span text:style-name="T1">guaranteed</text:span></text:span><text:span text:style-name="T1"> that </text:span><text:span text:style-name="Source_20_Text"><text:span text:style-name="T2">s</text:span></text:span><text:span text:style-name="T1"> is a valid roman numeral in the range </text:span><text:span text:style-name="Source_20_Text"><text:span text:style-name="T2">[1, 3999]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4T13:05:43.758000000</dc:date>
    <meta:editing-duration>PT17S</meta:editing-duration>
    <meta:editing-cycles>1</meta:editing-cycles>
    <meta:document-statistic meta:table-count="0" meta:image-count="0" meta:object-count="0" meta:page-count="2" meta:paragraph-count="38" meta:word-count="285" meta:character-count="1413" meta:non-whitespace-character-count="1076"/>
    <meta:generator>LibreOffice/7.2.2.2$Windows_X86_64 LibreOffice_project/02b2acce88a210515b4a5bb2e46cbfb63fe97d56</meta:generator>
  </office:meta>
</office:document-meta>
</file>